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a1.B1" style:family="table-cell">
      <style:table-cell-properties fo:padding="0.097cm" fo:border="0.035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097cm" fo:border="0.035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2.B1" style:family="table-cell">
      <style:table-cell-properties fo:padding="0.097cm" fo:border="0.035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1.628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1.788cm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1.859cm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1.776cm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 fo:padding="0.074cm" fo:border-left="none" fo:border-right="none" fo:border-top="none" fo:border-bottom="0.176cm solid #000000" style:shadow="none" style:join-border="false">
        <style:tab-stops>
          <style:tab-stop style:position="11.628cm" style:type="right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Standard" style:master-page-name="">
      <style:paragraph-properties fo:text-align="start" style:justify-single-word="false" fo:padding="0.074cm" fo:border-left="none" fo:border-right="none" fo:border-top="none" fo:border-bottom="0.176cm solid #000000" style:shadow="none" style:join-border="false">
        <style:tab-stops>
          <style:tab-stop style:position="11.628cm" style:type="right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X-1</text:p>
      <text:p text:style-name="P1"/>
      <text:p text:style-name="P7"/>
      <text:p text:style-name="P4"><text:span text:style-name="T3">Área:</text:span><text:span text:style-name="T2"> Depto. de Ventas<text:tab/></text:span>Responsable:<text:span text:style-name="T2"><text:tab/>Jefe de ventas</text:span></text:p>
      <text:p text:style-name="P3"/>
      <text:p text:style-name="P5"><text:span text:style-name="T3">Proceso:</text:span><text:span text:style-name="T2"> Venta<text:tab/></text:span>Fecha:<text:span text:style-name="T2"><text:tab/>07/08/07<text:tab/><text:tab/></text:span>Hoja:<text:span text:style-name="T2"> 1</text:span></text:p>
      <text:p text:style-name="P2"/>
      <text:p text:style-name="Horizontal_20_Line"/>
      <text:p text:style-name="P2">Descripción del proceso:<text:span text:style-name="T2"> Gestión de clientes, facturación y generación de información estadística sobre ventas.</text:span></text:p>
      <text:p text:style-name="P2"/>
      <text:p text:style-name="Horizontal_20_Line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Subprocesos (Actividades)</text:p>
          </table:table-cell>
          <table:table-cell table:style-name="Tabla1.B1" office:value-type="string">
            <text:p text:style-name="P8">Subprocesos (Continuación)</text:p>
          </table:table-cell>
        </table:table-row>
        <table:table-row>
          <table:table-cell table:style-name="Tabla1.A2" office:value-type="string">
            <text:p text:style-name="P9">Atender consulta del cliente</text:p>
          </table:table-cell>
          <table:table-cell table:style-name="Tabla1.B2" office:value-type="string">
            <text:p text:style-name="P9">Consultar solvencia del cliente</text:p>
          </table:table-cell>
        </table:table-row>
        <table:table-row>
          <table:table-cell table:style-name="Tabla1.A2" office:value-type="string">
            <text:p text:style-name="P9">Tomar pedido del cliente</text:p>
          </table:table-cell>
          <table:table-cell table:style-name="Tabla1.B2" office:value-type="string">
            <text:p text:style-name="P9">Consultar existencia de stock</text:p>
          </table:table-cell>
        </table:table-row>
        <table:table-row>
          <table:table-cell table:style-name="Tabla1.A2" office:value-type="string">
            <text:p text:style-name="P9">Consultar precios</text:p>
          </table:table-cell>
          <table:table-cell table:style-name="Tabla1.B2" office:value-type="string">
            <text:p text:style-name="P9">Facturar</text:p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B2" office:value-type="string">
            <text:p text:style-name="P9">Generar reporte mensual de ventas</text:p>
          </table:table-cell>
        </table:table-row>
      </table:table>
      <text:p text:style-name="P11"/>
      <text:p text:style-name="P2"/>
      <text:p text:style-name="P4"><text:span text:style-name="T3">Área:</text:span><text:span text:style-name="T2"> Logística<text:tab/></text:span>Responsable:<text:span text:style-name="T2"><text:tab/>Jefe de logística</text:span></text:p>
      <text:p text:style-name="P3"/>
      <text:p text:style-name="P5"><text:span text:style-name="T3">Proceso:</text:span><text:span text:style-name="T2"> ControlStock<text:tab/></text:span>Fecha:<text:span text:style-name="T2"><text:tab/></text:span><text:span text:style-name="T4">07/08/07<text:tab/><text:tab/></text:span>Hoja:<text:span text:style-name="T2"> 1</text:span></text:p>
      <text:p text:style-name="P2"/>
      <text:p text:style-name="Horizontal_20_Line"/>
      <text:p text:style-name="P2">Descripción del proceso:<text:span text:style-name="T2"> Control, distribución y mantenimiento de stock.</text:span></text:p>
      <text:p text:style-name="P2"/>
      <text:p text:style-name="Horizontal_20_Line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Subprocesos (Actividades)</text:p>
          </table:table-cell>
          <table:table-cell table:style-name="Table1.B1" office:value-type="string">
            <text:p text:style-name="P8">Subprocesos (Continuación)</text:p>
          </table:table-cell>
        </table:table-row>
        <table:table-row>
          <table:table-cell table:style-name="Table1.A2" office:value-type="string">
            <text:p text:style-name="P9">Recibir pedido de sucursal</text:p>
          </table:table-cell>
          <table:table-cell table:style-name="Table1.B2" office:value-type="string">
            <text:p text:style-name="P9">Emitir pedido al departamento de compras</text:p>
          </table:table-cell>
        </table:table-row>
        <table:table-row>
          <table:table-cell table:style-name="Table1.A2" office:value-type="string">
            <text:p text:style-name="P9">Realizar entrega de stock a sucursal</text:p>
          </table:table-cell>
          <table:table-cell table:style-name="Table1.B2" office:value-type="string">
            <text:p text:style-name="P9">Generar informe de estado de stock</text:p>
          </table:table-cell>
        </table:table-row>
      </table:table>
      <text:p text:style-name="P10"/>
      <text:p text:style-name="P2"/>
      <text:p text:style-name="P6"><text:span text:style-name="T3">Área:</text:span><text:span text:style-name="T2"> Compras<text:tab/></text:span>Responsable:<text:span text:style-name="T1"><text:tab/></text:span><text:span text:style-name="T2">Jefe de compras</text:span></text:p>
      <text:p text:style-name="P3"/>
      <text:p text:style-name="P5"><text:span text:style-name="T3">Proceso:</text:span><text:span text:style-name="T2"> Compra<text:tab/></text:span>Fecha:<text:span text:style-name="T2"><text:tab/></text:span><text:span text:style-name="T4">07/08/07</text:span><text:span text:style-name="T2"><text:tab/><text:tab/></text:span>Hoja:<text:span text:style-name="T2"> 1</text:span></text:p>
      <text:p text:style-name="P2"/>
      <text:p text:style-name="Horizontal_20_Line"/>
      <text:p text:style-name="P2">Descripción del proceso:<text:span text:style-name="T2"> A partir de una orden de pedido, se solicita a proveedores el envío de mercaderías.</text:span></text:p>
      <text:p text:style-name="P2"/>
      <text:p text:style-name="Horizontal_20_Line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Subprocesos (Actividades)</text:p>
          </table:table-cell>
          <table:table-cell table:style-name="Table2.B1" office:value-type="string">
            <text:p text:style-name="P8">Subprocesos (Continuación)</text:p>
          </table:table-cell>
        </table:table-row>
        <table:table-row>
          <table:table-cell table:style-name="Table2.A2" office:value-type="string">
            <text:p text:style-name="P9">Recibir pedido de compras</text:p>
          </table:table-cell>
          <table:table-cell table:style-name="Table2.B2" office:value-type="string">
            <text:p text:style-name="P9">Emitir pedido a proveedores</text:p>
          </table:table-cell>
        </table:table-row>
        <table:table-row>
          <table:table-cell table:style-name="Table2.A2" office:value-type="string">
            <text:p text:style-name="P9">Recibir mercaderías</text:p>
          </table:table-cell>
          <table:table-cell table:style-name="Table2.B2" office:value-type="string">
            <text:p text:style-name="P9">Almacenar mercadería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Milton Pividori</meta:initial-creator>
    <meta:creation-date>2007-03-21T10:30:11</meta:creation-date>
    <dc:creator>Milton Pividori</dc:creator>
    <dc:date>2007-08-07T16:40:28</dc:date>
    <meta:printed-by>Milton Pividori</meta:printed-by>
    <meta:print-date>2007-03-21T10:52:48</meta:print-date>
    <dc:language>es-AR</dc:language>
    <meta:editing-cycles>23</meta:editing-cycles>
    <meta:editing-duration>PT1H32M33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1" meta:word-count="157" meta:character-count="1110"/>
  </office:meta>
</office:document-meta>
</file>